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text" style:name="T1" style:display-name="T1">
      <style:text-properties fo:font-size="13pt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size="13pt" fo:font-weight="bold"/>
    </style:style>
    <style:style style:family="text" style:name="T4" style:display-name="T4">
      <style:text-properties fo:font-style="italic"/>
    </style:style>
    <style:style style:family="text" style:name="T5" style:display-name="T5">
      <style:text-properties fo:font-size="13pt" fo:language="pt" fo:country="BR"/>
    </style:style>
    <style:style style:family="paragraph" style:name="P9" style:display-name="P9" style:list-style-name="L2">
      <style:paragraph-properties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20" style:display-name="P20" style:list-style-name="L7">
      <style:paragraph-properties fo:text-align="left" fo:text-indent="0.000000cm" fo:margin-left="1.865884cm" fo:margin-right="0in" style:writing-mode="lr"/>
      <style:text-properties fo:color="#000000" style:font-name="Times New Roman" fo:font-size="12pt" fo:language="pt" fo:country="BR"/>
    </style:style>
    <style:style style:family="paragraph" style:name="P21" style:display-name="P21" style:parent-style-name="Normal">
      <style:paragraph-properties fo:text-align="left" fo:text-indent="-0.25in" fo:margin-left="0.9846in" fo:margin-right="0in"/>
      <style:text-properties fo:language="pt" fo:country="BR"/>
    </style:style>
    <style:style style:family="paragraph" style:name="P22" style:display-name="P22" style:list-style-name="L8">
      <style:paragraph-properties fo:text-align="left"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23" style:display-name="P23" style:list-style-name="L9">
      <style:paragraph-properties fo:text-align="left" fo:text-indent="0.000000cm" fo:margin-left="1.865884cm" fo:margin-right="0in" style:writing-mode="lr"/>
      <style:text-properties fo:color="#000000" style:font-name="Times New Roman" fo:font-size="12pt" fo:language="pt" fo:country="BR"/>
    </style:style>
    <style:style style:family="paragraph" style:name="P24" style:display-name="P24" style:list-style-name="L10">
      <style:paragraph-properties fo:text-align="left" fo:text-indent="0.000000cm" fo:margin-left="1.865884cm" fo:margin-right="0in" style:writing-mode="lr"/>
      <style:text-properties fo:color="#000000" style:font-name="Times New Roman" fo:font-size="12pt" fo:language="pt" fo:country="BR"/>
    </style:style>
    <style:style style:family="paragraph" style:name="P25" style:display-name="P25" style:list-style-name="L11">
      <style:paragraph-properties fo:text-align="left"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26" style:display-name="P26" style:parent-style-name="Heading-2">
      <style:paragraph-properties fo:text-align="left"/>
      <style:text-properties fo:language="pt" fo:country="BR"/>
    </style:style>
    <style:style style:family="paragraph" style:name="P10" style:display-name="P10" style:parent-style-name="Normal">
      <style:paragraph-properties fo:text-align="center"/>
      <style:text-properties fo:language="pt" fo:country="BR"/>
    </style:style>
    <style:style style:family="paragraph" style:name="P11" style:display-name="P11" style:list-style-name="L3">
      <style:paragraph-properties fo:text-align="left"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12" style:display-name="P12" style:parent-style-name="Normal">
      <style:paragraph-properties fo:text-indent="0in" fo:margin-left="0.4925in" fo:margin-right="0in"/>
      <style:text-properties fo:language="pt" fo:country="BR"/>
    </style:style>
    <style:style style:family="paragraph" style:name="P13" style:display-name="P13" style:list-style-name="L4">
      <style:paragraph-properties fo:text-indent="0.000000cm" fo:margin-left="1.865884cm" fo:margin-right="0in" style:writing-mode="lr"/>
      <style:text-properties fo:color="#000000" style:font-name="Times New Roman" fo:font-size="12pt" fo:language="pt" fo:country="BR"/>
    </style:style>
    <style:style style:family="paragraph" style:name="P14" style:display-name="P14" style:list-style-name="L5">
      <style:paragraph-properties fo:text-indent="0.000000cm" fo:margin-left="1.885950cm" fo:margin-right="0in" style:writing-mode="lr"/>
      <style:text-properties fo:color="#000000" style:font-name="Times New Roman" fo:font-size="12pt" fo:language="pt" fo:country="BR"/>
    </style:style>
    <style:style style:family="paragraph" style:name="P15" style:display-name="P15" style:parent-style-name="Normal">
      <style:paragraph-properties fo:text-align="center" fo:text-indent="0in" fo:margin-left="0in" fo:margin-right="0in"/>
      <style:text-properties fo:font-size="13pt" fo:language="pt" fo:country="BR" fo:font-weight="bold"/>
    </style:style>
    <style:style style:family="paragraph" style:name="P16" style:display-name="P16" style:parent-style-name="Normal">
      <style:paragraph-properties fo:text-align="center" fo:text-indent="0in" fo:margin-left="0in" fo:margin-right="0in"/>
      <style:text-properties fo:font-size="11pt" fo:language="pt" fo:country="BR" fo:font-style="italic" fo:font-weight="bold"/>
    </style:style>
    <style:style style:family="paragraph" style:name="P17" style:display-name="P17" style:parent-style-name="Normal">
      <style:paragraph-properties fo:text-align="left" fo:text-indent="0in" fo:margin-left="0in" fo:margin-right="0in"/>
      <style:text-properties fo:language="pt" fo:country="BR"/>
    </style:style>
    <style:style style:family="paragraph" style:name="P18" style:display-name="P18" style:list-style-name="L6">
      <style:paragraph-properties fo:text-align="left"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19" style:display-name="P19" style:parent-style-name="Normal">
      <style:paragraph-properties fo:text-align="left" fo:text-indent="0in" fo:margin-left="0.4925in" fo:margin-right="0in"/>
      <style:text-properties fo:language="pt" fo:country="BR"/>
    </style:style>
    <style:style style:family="paragraph" style:name="P1" style:display-name="P1" style:parent-style-name="Normal">
      <style:paragraph-properties fo:text-align="center"/>
      <style:text-properties fo:font-size="14pt" fo:language="pt" fo:country="BR" fo:font-weight="bold"/>
    </style:style>
    <style:style style:family="paragraph" style:name="P2" style:display-name="P2" style:parent-style-name="Normal">
      <style:paragraph-properties fo:text-align="justify"/>
      <style:text-properties fo:font-size="14pt" fo:language="pt" fo:country="BR" fo:font-weight="bold"/>
    </style:style>
    <style:style style:family="paragraph" style:name="P3" style:display-name="P3" style:parent-style-name="Normal">
      <style:paragraph-properties fo:text-align="justify"/>
      <style:text-properties fo:font-size="12pt" fo:language="pt" fo:country="BR" fo:font-weight="normal"/>
    </style:style>
    <style:style style:family="paragraph" style:name="P4" style:display-name="P4" style:parent-style-name="Heading-1">
      <style:text-properties fo:language="pt" fo:country="BR"/>
    </style:style>
    <style:style style:family="paragraph" style:name="P5" style:display-name="P5" style:parent-style-name="Heading-2">
      <style:text-properties fo:language="pt" fo:country="BR"/>
    </style:style>
    <style:style style:family="paragraph" style:name="P6" style:display-name="P6" style:parent-style-name="Normal">
      <style:paragraph-properties fo:text-align="left"/>
      <style:text-properties fo:language="pt" fo:country="BR"/>
    </style:style>
    <style:style style:family="paragraph" style:name="P7" style:display-name="P7" style:list-style-name="L1">
      <style:paragraph-properties fo:text-align="left" fo:text-indent="0.000000cm" fo:margin-left="0.635000cm" fo:margin-right="0in" style:writing-mode="lr"/>
      <style:text-properties fo:color="#000000" style:font-name="Times New Roman" fo:font-size="12pt" fo:language="pt" fo:country="BR"/>
    </style:style>
    <style:style style:family="paragraph" style:name="P8" style:display-name="P8" style:parent-style-name="Normal">
      <style:text-properties fo:language="pt" fo:country="BR"/>
    </style:style>
    <style:style style:family="section" style:name="Sect1" style:display-name="Sect1">
      <style:section-properties>
        <style:columns fo:column-count="1" fo:column-gap="0in"/>
      </style:section-properties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635000cm" fo:margin-left="1.865884cm"/>
        <style:text-properties style:font-name="FreeSerif"/>
      </text:list-level-style-bullet>
    </text:list-style>
    <text:list-style style:name="L5">
      <text:list-level-style-bullet text:level="1" text:bullet-char="•">
        <style:list-level-properties fo:text-indent="0.000000cm" text:space-before="0cm" text:min-label-width="0.635000cm" fo:margin-left="1.885950cm"/>
        <style:text-properties style:font-name="FreeSerif"/>
      </text:list-level-style-bullet>
    </text:list-style>
    <text:list-style style:name="L6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7">
      <text:list-level-style-bullet text:level="1" text:bullet-char="•">
        <style:list-level-properties fo:text-indent="0.000000cm" text:space-before="0cm" text:min-label-width="0.635000cm" fo:margin-left="1.865884cm"/>
        <style:text-properties style:font-name="FreeSerif"/>
      </text:list-level-style-bullet>
    </text:list-style>
    <text:list-style style:name="L8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9">
      <text:list-level-style-bullet text:level="1" text:bullet-char="•">
        <style:list-level-properties fo:text-indent="0.000000cm" text:space-before="0cm" text:min-label-width="0.635000cm" fo:margin-left="1.865884cm"/>
        <style:text-properties style:font-name="FreeSerif"/>
      </text:list-level-style-bullet>
    </text:list-style>
    <text:list-style style:name="L10">
      <text:list-level-style-bullet text:level="1" text:bullet-char="•">
        <style:list-level-properties fo:text-indent="0.000000cm" text:space-before="0cm" text:min-label-width="0.635000cm" fo:margin-left="1.865884cm"/>
        <style:text-properties style:font-name="FreeSerif"/>
      </text:list-level-style-bullet>
    </text:list-style>
    <text:list-style style:name="L1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Projeto Brontossauro</text:p>
        <text:p text:style-name="P2">UFRJ (www.ufrj.br)</text:p>
        <text:p text:style-name="P2">Linguagens de Programação (EEL-670)</text:p>
        <text:p text:style-name="P2">Professor: Sergio Barbosa Villas-Boas (sbVB)</text:p>
        <text:p text:style-name="P2">Data: 2013_11_21</text:p>
        <text:p text:style-name="P3"/>
        <text:p text:style-name="P4"><text:tab/><text:span text:style-name="T1">Desenvolvedores: </text:span></text:p>
        <text:p text:style-name="P3"><text:tab/><text:tab/>Lucas Gomes</text:p>
        <text:p text:style-name="P3"><text:tab/><text:tab/>Luís Marquezzini</text:p>
        <text:p text:style-name="P3"><text:tab/><text:tab/>Marcos Seefelder de Assis Araújo</text:p>
        <text:p text:style-name="P3"><text:tab/><text:tab/>Pedro Henrique Palmeiro Esteves</text:p>
        <text:p text:style-name="P3"><text:tab/><text:tab/>Pedro Hollanda Boueke</text:p>
        <text:p text:style-name="P3"><text:tab/><text:tab/>Vinícius Silva Campos</text:p>
        <text:p text:style-name="P3"/>
        <text:p text:style-name="P4"><text:tab/><text:span text:style-name="T1">Descrição:</text:span></text:p>
        <text:p text:style-name="P3">O projeto consiste de desenvolver um software que captura uma imagem da web cam de um computador pessoal, e a partir de calibragens simples (feitas pelo usuário a cada medida), permite determinar a altura de um objeto de medida cuja imagem se capturou completamente pela câmera.</text:p>
        <text:p text:style-name="P3"/>
        <text:p text:style-name="P4"><text:tab/><text:span text:style-name="T1">Requisitos:</text:span></text:p>
        <text:p text:style-name="P3"><text:span text:style-name="T2"><text:tab/><text:tab/>1 . </text:span>Reconhecer a câmera do usuário</text:p>
        <text:p text:style-name="P3"><text:tab/><text:tab/><text:span text:style-name="T2">2 . </text:span>Calibrar as configurações da câmera</text:p>
        <text:p text:style-name="P3"><text:tab/><text:tab/><text:span text:style-name="T2">3 . </text:span>Reconhecer marcações de altura do alvo da medida, em pixels, feitas pelo usuário</text:p>
        <text:p text:style-name="P3"><text:span text:style-name="T2"><text:tab/><text:tab/>4 . </text:span>Calcular, de acordo com os parâmetros obtidos pela calibragem e as posições das linhas de marcação, a altura do alvo da medida</text:p>
        <text:p text:style-name="P3"><text:tab/><text:tab/><text:span text:style-name="T2">5 . </text:span>Informar ao usuário a altura encontrada</text:p>
        <text:p text:style-name="P3"/>
        <text:p text:style-name="P5"><text:tab/><text:span text:style-name="T1">Descrição literal das janelas:</text:span></text:p>
        <text:p text:style-name="P5"><text:span text:style-name="T3">Janela principal (QT)</text:span></text:p>
        <text:p text:style-name="P6">Elementos:</text:p>
        <text:list text:style-name="L1">
          <text:list-item>
            <text:p text:style-name="P7">botão: “Calibrar Câmera”;</text:p>
          </text:list-item>
          <text:list-item>
            <text:p text:style-name="P7">botão: “Carregar Calibragem”;</text:p>
          </text:list-item>
        </text:list>
        <text:p text:style-name="P8">Ações:</text:p>
        <text:list text:style-name="L2">
          <text:list-item>
            <text:p text:style-name="P9">Se “Calibrar Câmera”: <text:span text:style-name="T4">Janela principal</text:span> vira <text:span text:style-name="T4">Janela de Calibragem</text:span>;</text:p>
          </text:list-item>
          <text:list-item>
            <text:p text:style-name="P9">Se “Carregar Calibragem”: Abre <text:span text:style-name="T4">browser de arquivos</text:span>. Após selecionar um abre <text:span text:style-name="T4">Janela de Medição</text:span>;</text:p>
          </text:list-item>
        </text:list>
        <text:p text:style-name="P10"/>
        <text:p text:style-name="P6"><text:span text:style-name="T3">Janela de Calibragem (QT)</text:span></text:p>
        <text:p text:style-name="P6">Elementos:</text:p>
        <text:list text:style-name="L3">
          <text:list-item>
            <text:p text:style-name="P11">Mensagem no topo: “Para a calibragem você precisará tirar 5 fotos de um objeto de altura conhecida a 5 diferentes distâncias da câmera:”</text:p>
          </text:list-item>
          <text:list-item>
            <text:p text:style-name="P11">Caixa de input numérico: “Altura do objeto (em centímetros)”;</text:p>
          </text:list-item>
          <text:list-item>
            <text:p text:style-name="P11">5 botões com um caixa de input numérico ao lado de cada: nome do botão:“Tirar foto n” (n é o número da foto); descrição da caixa de input: “Distância do objeto à câmera (em centímetros)”;</text:p>
          </text:list-item>
          <text:list-item>
            <text:p text:style-name="P11">botão: “Fim da Calibragem” (só pode estar enabled quando todas as fotos forem tiradas e todos os inputs forem feitos);</text:p>
          </text:list-item>
        </text:list>
        <text:p text:style-name="P6">Ações:</text:p>
        <text:p text:style-name="P12">Pra cada botão de tirar foto:</text:p>
        <text:list text:style-name="L4">
          <text:list-item>
            <text:p text:style-name="P13">Abre <text:span text:style-name="T4">Janela de Captura</text:span>;</text:p>
          </text:list-item>
        </text:list>
        <text:p text:style-name="P12">Pra o botão “Fim da Calibragem”:</text:p>
        <text:list text:style-name="L5">
          <text:list-item>
            <text:p text:style-name="P14">Janela principal vira <text:span text:style-name="T4">Janela de Resultado</text:span>, abre <text:span text:style-name="T4">Janela de Captura</text:span>. Vai passar todos os valores para uma classe Camera que será utilizada nos cálculos..</text:p>
          </text:list-item>
        </text:list>
        <text:p text:style-name="P8"/>
        <text:p text:style-name="P15">Janela de Captura (OPENCV)</text:p>
        <text:p text:style-name="P16">Observação: A partir do momento que for aberta, a captura de vídeo só será encerrada ao fim do programa.</text:p>
        <text:p text:style-name="P17">Elementos:</text:p>
        <text:list text:style-name="L6">
          <text:list-item>
            <text:p text:style-name="P18">Mensagem: “Pressione qualquer tecla para tirar foto”;</text:p>
          </text:list-item>
        </text:list>
        <text:p text:style-name="P6">Ações:</text:p>
        <text:p text:style-name="P19">Após tirar foto:</text:p>
        <text:list text:style-name="L7">
          <text:list-item>
            <text:p text:style-name="P20">Abre <text:span text:style-name="T4">Janela de Marcação das Linhas</text:span>;</text:p>
          </text:list-item>
        </text:list>
        <text:p text:style-name="P21"/>
        <text:p text:style-name="P15">Janela de Marcação das Linhas (OPENCV)</text:p>
        <text:p text:style-name="P17">Elementos:</text:p>
        <text:list text:style-name="L8">
          <text:list-item>
            <text:p text:style-name="P22">botão: “Linha superior”;</text:p>
          </text:list-item>
          <text:list-item>
            <text:p text:style-name="P22">botão: “Linha inferior”;</text:p>
          </text:list-item>
          <text:list-item>
            <text:p text:style-name="P22">botão: “Tirar foto novamente”;</text:p>
          </text:list-item>
          <text:list-item>
            <text:p text:style-name="P22">botão: “Concluído”;</text:p>
          </text:list-item>
        </text:list>
        <text:p text:style-name="P6">Ações</text:p>
        <text:p text:style-name="P19">Os botões de Linha selecionam que tipo de linha você está definindo.</text:p>
        <text:p text:style-name="P19">Ao clicar em “Tirar foto novamente”:</text:p>
        <text:list text:style-name="L9">
          <text:list-item>
            <text:p text:style-name="P23">Abre Janela de Captura;</text:p>
          </text:list-item>
        </text:list>
        <text:p text:style-name="P19">Ao clicar em “Concluído”:</text:p>
        <text:list text:style-name="L10">
          <text:list-item>
            <text:p text:style-name="P24">Fecha a janela, retornando as alturas y das duas linhas para o cálculo da calibragem ou medida;</text:p>
          </text:list-item>
        </text:list>
        <text:p text:style-name="P21"/>
        <text:p text:style-name="P15">Janela de Resultado (QT)</text:p>
        <text:p text:style-name="P17">Elementos:</text:p>
        <text:list text:style-name="L11">
          <text:list-item>
            <text:p text:style-name="P25">Uma caixa de display de texto que vai estar sempre mostrando o último valor calculado pelo código de medição;</text:p>
          </text:list-item>
          <text:list-item>
            <text:p text:style-name="P25">Um display de imagem, mostrando a última foto que foi medida;</text:p>
          </text:list-item>
        </text:list>
        <text:p text:style-name="P6"/>
        <text:p text:style-name="P6"/>
        <text:p text:style-name="P6"/>
        <text:p text:style-name="P6"/>
        <text:p text:style-name="P5"><text:span text:style-name="T1">Dever de casa para a próxima reunião:</text:span></text:p>
        <text:p text:style-name="Text-body"><text:span text:style-name="T5">Colocar uma combo box na janela principal para que o usurário possa escolher entre as câmeras existentes qual ele deseja usar</text:span></text:p>
        <text:p text:style-name="Text-body"/>
        <text:p text:style-name="Text-body"><text:span text:style-name="T5">Implementar o código da calibragem e do cálculo.</text:span></text:p>
        <text:p text:style-name="Text-body"/>
        <text:p text:style-name="Text-body"><text:span text:style-name="T5">Escrever com mais detalhes os conceitos de “calibragem” e “cálculo”.</text:span></text:p>
        <text:p text:style-name="Text-body"/>
        <text:p text:style-name="Text-body"><text:span text:style-name="T5">Botões (e não apenas teclado) para entrar em modo de seleção de linha de calibragem.</text:span></text:p>
        <text:p text:style-name="Text-body"/>
        <text:p text:style-name="Text-body"><text:span text:style-name="T5">Botão para exibir o resultado final (medida).</text:span></text:p>
        <text:p text:style-name="Text-body"><text:span text:style-name="T5">Com tecla e botão para copiar para o clipboard !</text:span></text:p>
        <text:p text:style-name="Text-body"><text:span text:style-name="T5"> </text:span></text:p>
        <text:p text:style-name="Text-body"><text:span text:style-name="T5">Colocar o odt e pdf de teoria no dropbox.</text:span></text:p>
        <text:p text:style-name="Text-body"><text:span text:style-name="T5">Requisites in English.</text:span></text:p>
        <text:p text:style-name="Text-body"/>
        <text:p text:style-name="Text-body"/>
        <text:p text:style-name="Text-body"/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fo:color="#000000" style:font-name="Times New Roman" fo:font-size="12pt" fo:language="pt" fo:country="BR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Heading-1" style:display-name="Heading 1" style:parent-style-name="Heading" style:next-style-name="Text-body">
      <style:text-properties fo:font-size="16pt" fo:font-weight="bold"/>
    </style:style>
    <style:style style:family="paragraph" style:name="Heading-2" style:display-name="Heading 2" style:parent-style-name="Heading" style:next-style-name="Text-body">
      <style:text-properties fo:font-size="14pt" fo:font-style="italic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sbvb </dc:creator>
    <meta:creation-date>2013-11-20T12:14:10</meta:creation-date>
    <dc:date>2013-11-21T14:58:21</dc:date>
  </office:meta>
</office:document-meta>
</file>